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81.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/>
          <table:table-cell table:style-name="ce7" office:value-type="string" calcext:value-type="string">
            <text:p>Control numbers must not change</text:p>
          </table:table-cell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/>
          <table:table-cell table:style-name="ce7" office:value-type="string" calcext:value-type="string">
            <text:p>Use gaps for new ones</text:p>
          </table:table-cell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 <text:span text:style-name="T1">removed</text:span>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Extended program change CC – other = off – ret. 255 in use by miscMsg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 in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return size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indBankSize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Find number of instruments BankID, RootID /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99:Sheet1.AMJ69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13:33:18.825032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1-05-28T13:36:37.754205974</dc:date>
    <meta:editing-duration>P9DT18H18M</meta:editing-duration>
    <meta:editing-cycles>775</meta:editing-cycles>
    <meta:generator>LibreOffice/6.1.5.2$Linux_X86_64 LibreOffice_project/10$Build-2</meta:generator>
    <meta:document-statistic meta:table-count="1" meta:cell-count="6299" meta:object-count="0"/>
  </office:meta>
</office:document-meta>
</file>